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ventLinkTransformer.isExternalLink( AttributesImpl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EventLinkTransformer.startElement(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MLEventLink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EventLinkTransformer.getLink( String base ,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EventLinkTransformer.isRemoteAnchor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EventLinkTransformer.createAnchorEv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EventLink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MLEventLinkTransformer.isExternalForm( AttributesImpl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EventLinkTransformer.createFormEv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